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 the compiler</text:p>
      <text:p text:style-name="Standard">A: ok</text:p>
      <text:p text:style-name="Standard">B: getTime is void ipv 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4T16:17:18.35</meta:creation-date>
    <meta:document-statistic meta:table-count="0" meta:image-count="0" meta:object-count="0" meta:page-count="1" meta:paragraph-count="3" meta:word-count="11" meta:character-count="49"/>
    <dc:date>2018-11-04T16:26:14.30</dc:date>
    <meta:editing-duration>PT8M56S</meta:editing-duration>
    <meta:editing-cycles>1</meta:editing-cycles>
    <meta:generator>OpenOffice/4.1.5$Win32 OpenOffice.org_project/415m1$Build-9789</meta:generator>
  </office:meta>
</office:document-meta>
</file>